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, 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58cm"/>
    </style:style>
    <style:style style:name="Tabla1.B" style:family="table-column">
      <style:table-column-properties style:column-width="4.373cm"/>
    </style:style>
    <style:style style:name="Tabla1.C" style:family="table-column">
      <style:table-column-properties style:column-width="11.5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text-properties officeooo:rsid="001f5deb" officeooo:paragraph-rsid="001f5deb"/>
    </style:style>
    <style:style style:name="P2" style:family="paragraph" style:parent-style-name="Standard">
      <style:text-properties officeooo:rsid="001f5deb" officeooo:paragraph-rsid="0022ab60"/>
    </style:style>
    <style:style style:name="P3" style:family="paragraph" style:parent-style-name="Standard">
      <style:text-properties fo:font-size="12pt" officeooo:rsid="001f5deb" officeooo:paragraph-rsid="0022ab60" style:font-size-asian="12pt" style:font-size-complex="12pt"/>
    </style:style>
    <style:style style:name="P4" style:family="paragraph" style:parent-style-name="Standard">
      <style:text-properties fo:font-size="12pt" officeooo:paragraph-rsid="0022ab60" style:font-size-asian="12pt" style:font-size-complex="12pt"/>
    </style:style>
    <style:style style:name="P5" style:family="paragraph" style:parent-style-name="Standard">
      <style:text-properties fo:font-size="12pt" officeooo:paragraph-rsid="002ce42c" style:font-size-asian="12pt" style:font-size-complex="12pt"/>
    </style:style>
    <style:style style:name="P6" style:family="paragraph" style:parent-style-name="Standard">
      <style:text-properties fo:font-size="12pt" officeooo:paragraph-rsid="00313be2" style:font-size-asian="12pt" style:font-size-complex="12pt"/>
    </style:style>
    <style:style style:name="P7" style:family="paragraph" style:parent-style-name="Standard">
      <style:text-properties fo:font-size="12pt" officeooo:rsid="00333f1e" officeooo:paragraph-rsid="0036ef7c" style:font-size-asian="12pt" style:font-size-complex="12pt"/>
    </style:style>
    <style:style style:name="P8" style:family="paragraph" style:parent-style-name="Standard">
      <style:text-properties fo:font-size="12pt" officeooo:paragraph-rsid="0036ef7c" style:font-size-asian="12pt" style:font-size-complex="12pt"/>
    </style:style>
    <style:style style:name="P9" style:family="paragraph" style:parent-style-name="Standard">
      <style:text-properties fo:font-size="12pt" officeooo:rsid="00386937" officeooo:paragraph-rsid="003a1f08" style:font-size-asian="12pt" style:font-size-complex="12pt"/>
    </style:style>
    <style:style style:name="P10" style:family="paragraph" style:parent-style-name="Standard">
      <style:text-properties fo:font-size="12pt" officeooo:paragraph-rsid="003c3175" style:font-size-asian="12pt" style:font-size-complex="12pt"/>
    </style:style>
    <style:style style:name="P11" style:family="paragraph" style:parent-style-name="Standard">
      <style:text-properties fo:font-size="12pt" officeooo:paragraph-rsid="00502000" style:font-size-asian="12pt" style:font-size-complex="12pt"/>
    </style:style>
    <style:style style:name="P12" style:family="paragraph" style:parent-style-name="Standard">
      <style:text-properties fo:font-size="12pt" fo:font-weight="bold" officeooo:rsid="00241464" officeooo:paragraph-rsid="00241464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5993d" officeooo:paragraph-rsid="0025993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c2f36" officeooo:paragraph-rsid="002c2f3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paragraph-rsid="003c317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455fa2" officeooo:paragraph-rsid="00473b8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241464" officeooo:paragraph-rsid="0024146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5143b" officeooo:paragraph-rsid="00257115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57115" officeooo:paragraph-rsid="0025711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72f7b" officeooo:paragraph-rsid="00272f7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9e3e5" officeooo:paragraph-rsid="0029e3e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bce7f" officeooo:paragraph-rsid="002bce7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bce7f" officeooo:paragraph-rsid="006beca9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f5deb" officeooo:paragraph-rsid="002bce7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c2f36" officeooo:paragraph-rsid="002c2f3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e42c" officeooo:paragraph-rsid="002ce42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ecb85" officeooo:paragraph-rsid="002ecb8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13be2" officeooo:paragraph-rsid="002ff7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ff72c" officeooo:paragraph-rsid="002ff72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01ac6" officeooo:paragraph-rsid="00401ac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01ac6" officeooo:paragraph-rsid="00455fa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3197b" officeooo:paragraph-rsid="0043197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ae764" officeooo:paragraph-rsid="004ae76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bba17" officeooo:paragraph-rsid="004bba1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c0413" officeooo:paragraph-rsid="005c041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f1024" officeooo:paragraph-rsid="005f102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0e971" officeooo:paragraph-rsid="0060e9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647d46" officeooo:paragraph-rsid="00647d4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655da0" officeooo:paragraph-rsid="00655da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897391" officeooo:paragraph-rsid="00897391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8a9665" officeooo:paragraph-rsid="008a966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7340d6" officeooo:paragraph-rsid="007340d6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style="normal" officeooo:rsid="0036ef7c" officeooo:paragraph-rsid="0036ef7c" style:font-size-asian="12pt" style:font-style-asian="normal" style:font-size-complex="12pt" style:font-style-complex="normal"/>
    </style:style>
    <style:style style:name="P44" style:family="paragraph" style:parent-style-name="Standard">
      <style:text-properties fo:font-size="12pt" fo:font-style="normal" officeooo:rsid="0036ef7c" officeooo:paragraph-rsid="003c3175" style:font-size-asian="12pt" style:font-style-asian="normal" style:font-size-complex="12pt" style:font-style-complex="normal"/>
    </style:style>
    <style:style style:name="P45" style:family="paragraph" style:parent-style-name="Standard">
      <style:text-properties fo:font-size="12pt" fo:font-style="normal" fo:font-weight="bold" officeooo:rsid="001f5deb" officeooo:paragraph-rsid="0022ab60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officeooo:paragraph-rsid="0022ab60"/>
    </style:style>
    <style:style style:name="P47" style:family="paragraph" style:parent-style-name="Standard">
      <style:text-properties fo:font-weight="bold" officeooo:rsid="001f5deb" officeooo:paragraph-rsid="001f5deb" style:font-weight-asian="bold" style:font-weight-complex="bold"/>
    </style:style>
    <style:style style:name="P48" style:family="paragraph" style:parent-style-name="Standard">
      <style:text-properties fo:font-weight="bold" officeooo:paragraph-rsid="0022ab60" style:font-weight-asian="bold" style:font-weight-complex="bold"/>
    </style:style>
    <style:style style:name="P49" style:family="paragraph" style:parent-style-name="Standard">
      <style:text-properties officeooo:paragraph-rsid="0029e3e5"/>
    </style:style>
    <style:style style:name="P50" style:family="paragraph" style:parent-style-name="Standard">
      <style:paragraph-properties fo:text-align="start" style:justify-single-word="false"/>
      <style:text-properties officeooo:rsid="002ff72c" officeooo:paragraph-rsid="002ff72c"/>
    </style:style>
    <style:style style:name="P51" style:family="paragraph" style:parent-style-name="Standard">
      <style:paragraph-properties fo:text-align="start" style:justify-single-word="false"/>
      <style:text-properties officeooo:paragraph-rsid="007f791f"/>
    </style:style>
    <style:style style:name="P52" style:family="paragraph" style:parent-style-name="Standard">
      <style:paragraph-properties fo:text-align="start" style:justify-single-word="false"/>
      <style:text-properties fo:font-size="10pt" fo:font-weight="normal" officeooo:rsid="0043197b" officeooo:paragraph-rsid="0043197b" style:font-size-asian="10pt" style:font-weight-asian="normal" style:font-size-complex="10pt" style:font-weight-complex="normal"/>
    </style:style>
    <style:style style:name="P53" style:family="paragraph" style:parent-style-name="Standard">
      <style:text-properties officeooo:paragraph-rsid="006beca9"/>
    </style:style>
    <style:style style:name="P54" style:family="paragraph" style:parent-style-name="Standard">
      <style:paragraph-properties fo:text-align="center" style:justify-single-word="false"/>
      <style:text-properties fo:font-size="18pt" fo:font-weight="bold" officeooo:rsid="001f5deb" officeooo:paragraph-rsid="001f5deb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8pt" fo:font-weight="bold" officeooo:rsid="001f5deb" officeooo:paragraph-rsid="007340d6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8pt" fo:font-weight="bold" officeooo:rsid="002cde5d" officeooo:paragraph-rsid="002cde5d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8pt" fo:font-weight="bold" officeooo:rsid="005f1024" officeooo:paragraph-rsid="005f1024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8pt" fo:font-weight="bold" officeooo:rsid="007340d6" officeooo:paragraph-rsid="007340d6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8pt" fo:font-style="normal" fo:font-weight="bold" officeooo:rsid="003e06ab" officeooo:paragraph-rsid="003e06ab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7340d6" officeooo:paragraph-rsid="007340d6" style:font-size-asian="12pt" style:font-weight-asian="normal" style:font-name-complex="Liberation Sans1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735a0a" officeooo:paragraph-rsid="00735a0a" style:font-size-asian="12pt" style:font-weight-asian="normal" style:font-name-complex="Liberation Sans1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7789db" officeooo:paragraph-rsid="007a033c" style:font-size-asian="12pt" style:font-weight-asian="normal" style:font-name-complex="Liberation Sans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340d6" officeooo:paragraph-rsid="007340d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35a0a" officeooo:paragraph-rsid="00735a0a" style:font-size-asian="12pt" style:font-weight-asian="normal" style:font-name-complex="Liberation Sans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35a0a" officeooo:paragraph-rsid="00735a0a" style:font-size-asian="12pt" style:font-weight-asian="normal" style:font-name-complex="Liberation Sans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789db" officeooo:paragraph-rsid="007789db" style:font-size-asian="12pt" style:font-weight-asian="normal" style:font-name-complex="Liberation Sans1" style:font-size-complex="12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340d6" officeooo:paragraph-rsid="007340d6" style:font-size-asian="12pt" style:font-weight-asian="normal" style:font-name-complex="Liberation Sans1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2pt" fo:font-weight="bold" officeooo:rsid="007340d6" officeooo:paragraph-rsid="007340d6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2pt" fo:font-weight="bold" officeooo:rsid="007789db" officeooo:paragraph-rsid="007789db" style:font-size-asian="12pt" style:font-weight-asian="bold" style:font-name-complex="Liberation Sans1" style:font-size-complex="12pt" style:font-weight-complex="bold"/>
    </style:style>
    <style:style style:name="P70" style:family="paragraph" style:parent-style-name="Standard">
      <style:text-properties style:font-name="Liberation Sans" officeooo:paragraph-rsid="007d2c30"/>
    </style:style>
    <style:style style:name="P71" style:family="paragraph" style:parent-style-name="Standard">
      <style:paragraph-properties fo:line-height="100%" fo:text-align="start" style:justify-single-word="false"/>
      <style:text-properties officeooo:paragraph-rsid="007340d6"/>
    </style:style>
    <style:style style:name="P72" style:family="paragraph" style:parent-style-name="Preformatted_20_Text">
      <style:paragraph-properties fo:margin-top="0cm" fo:margin-bottom="0.499cm" loext:contextual-spacing="false" style:writing-mode="lr-tb"/>
    </style:style>
    <style:style style:name="P73" style:family="paragraph" style:parent-style-name="Preformatted_20_Text">
      <style:paragraph-properties fo:margin-top="0cm" fo:margin-bottom="0.499cm" loext:contextual-spacing="false" style:writing-mode="lr-tb"/>
      <style:text-properties officeooo:paragraph-rsid="006beca9"/>
    </style:style>
    <style:style style:name="P7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7f791f"/>
    </style:style>
    <style:style style:name="P7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Sans" fo:font-size="12pt" officeooo:paragraph-rsid="007a033c" style:font-size-asian="12pt" style:font-size-complex="12pt"/>
    </style:style>
    <style:style style:name="P76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style:font-name="Liberation Sans" fo:font-size="12pt" officeooo:paragraph-rsid="007d2c30" style:font-size-asian="12pt" style:font-size-complex="12pt"/>
    </style:style>
    <style:style style:name="P77" style:family="paragraph" style:parent-style-name="Text_20_body">
      <style:text-properties officeooo:paragraph-rsid="006beca9"/>
    </style:style>
    <style:style style:name="P78" style:family="paragraph" style:parent-style-name="Text_20_body">
      <style:paragraph-properties fo:line-height="100%"/>
      <style:text-properties officeooo:paragraph-rsid="0075308f"/>
    </style:style>
    <style:style style:name="P79" style:family="paragraph" style:parent-style-name="Text_20_body">
      <style:paragraph-properties fo:margin-top="0.353cm" fo:margin-bottom="0.212cm" loext:contextual-spacing="false" fo:text-align="center" style:justify-single-word="false"/>
      <style:text-properties officeooo:paragraph-rsid="006beca9"/>
    </style:style>
    <style:style style:name="P80" style:family="paragraph" style:parent-style-name="Text_20_body">
      <style:paragraph-properties fo:margin-left="1.247cm" fo:margin-right="0cm" fo:text-indent="0cm" style:auto-text-indent="false"/>
      <style:text-properties officeooo:paragraph-rsid="006beca9"/>
    </style:style>
    <style:style style:name="P81" style:family="paragraph" style:parent-style-name="Preformatted_20_Text">
      <style:paragraph-properties fo:margin-left="1.247cm" fo:margin-right="0cm" fo:text-indent="0cm" style:auto-text-indent="false" style:writing-mode="lr-tb"/>
      <style:text-properties officeooo:paragraph-rsid="006beca9"/>
    </style:style>
    <style:style style:name="P82" style:family="paragraph" style:parent-style-name="Preformatted_20_Text">
      <style:paragraph-properties fo:margin-left="1.247cm" fo:margin-right="0cm" fo:margin-top="0cm" fo:margin-bottom="0.499cm" loext:contextual-spacing="false" fo:text-indent="0cm" style:auto-text-indent="false" style:writing-mode="lr-tb"/>
      <style:text-properties officeooo:paragraph-rsid="006beca9"/>
    </style:style>
    <style:style style:name="P83" style:family="paragraph" style:parent-style-name="Table_20_Heading">
      <style:text-properties officeooo:paragraph-rsid="006beca9"/>
    </style:style>
    <style:style style:name="P84" style:family="paragraph" style:parent-style-name="Heading_20_1">
      <style:paragraph-properties fo:text-align="start" style:justify-single-word="false"/>
      <style:text-properties fo:font-size="12pt" fo:font-weight="normal" officeooo:rsid="00655da0" officeooo:paragraph-rsid="00655da0" style:font-size-asian="12pt" style:font-weight-asian="normal" style:font-size-complex="12pt" style:font-weight-complex="normal"/>
    </style:style>
    <style:style style:name="P85" style:family="paragraph" style:parent-style-name="Heading_20_1">
      <style:paragraph-properties fo:text-align="start" style:justify-single-word="false"/>
      <style:text-properties fo:font-size="12pt" fo:font-weight="normal" officeooo:rsid="00647d46" officeooo:paragraph-rsid="00647d46" style:font-size-asian="12pt" style:font-weight-asian="normal" style:font-size-complex="12pt" style:font-weight-complex="normal"/>
    </style:style>
    <style:style style:name="P86" style:family="paragraph" style:parent-style-name="Preformatted_20_Text">
      <style:paragraph-properties style:writing-mode="lr-tb"/>
    </style:style>
    <style:style style:name="P87" style:family="paragraph" style:parent-style-name="Preformatted_20_Text">
      <style:paragraph-properties style:writing-mode="lr-tb"/>
      <style:text-properties officeooo:paragraph-rsid="006beca9"/>
    </style:style>
    <style:style style:name="P88" style:family="paragraph" style:parent-style-name="Table_20_Contents">
      <style:text-properties officeooo:paragraph-rsid="006beca9"/>
    </style:style>
    <style:style style:name="P89" style:family="paragraph" style:parent-style-name="Standard" style:list-style-name="L1">
      <style:paragraph-properties fo:text-align="start" style:justify-single-word="false"/>
      <style:text-properties officeooo:paragraph-rsid="002ecb85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8ec05c" officeooo:paragraph-rsid="008ec05c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18pt" fo:font-weight="bold" officeooo:rsid="008ec05c" officeooo:paragraph-rsid="008ec05c" style:font-size-asian="18pt" style:font-weight-asian="bold" style:font-size-complex="18pt" style:font-weight-complex="bold"/>
    </style:style>
    <style:style style:name="P92" style:family="paragraph" style:parent-style-name="Text_20_body" style:list-style-name="WW8Num2">
      <style:paragraph-properties fo:margin-left="1.247cm" fo:margin-right="0cm" fo:text-indent="-0.499cm" style:auto-text-indent="false">
        <style:tab-stops>
          <style:tab-stop style:position="1.247cm"/>
        </style:tab-stops>
      </style:paragraph-properties>
      <style:text-properties officeooo:paragraph-rsid="006beca9"/>
    </style:style>
    <style:style style:name="P93" style:family="paragraph" style:parent-style-name="Heading_20_2">
      <style:text-properties officeooo:paragraph-rsid="006beca9"/>
    </style:style>
    <style:style style:name="P94" style:family="paragraph" style:parent-style-name="Heading_20_2" style:master-page-name="Standard">
      <style:paragraph-properties fo:margin-top="0.353cm" fo:margin-bottom="0.212cm" loext:contextual-spacing="false" fo:text-align="center" style:justify-single-word="false" style:page-number="auto"/>
      <style:text-properties officeooo:rsid="00713dd5" officeooo:paragraph-rsid="00713dd5"/>
    </style:style>
    <style:style style:name="P95" style:family="paragraph" style:parent-style-name="Heading_20_3">
      <style:text-properties officeooo:paragraph-rsid="006beca9"/>
    </style:style>
    <style:style style:name="T1" style:family="text">
      <style:text-properties officeooo:rsid="001f5deb"/>
    </style:style>
    <style:style style:name="T2" style:family="text">
      <style:text-properties officeooo:rsid="0025cd7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ce42c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ecb85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13be2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1eca8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2ce42c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6ef7c" style:font-style-asian="italic" style:font-style-complex="italic"/>
    </style:style>
    <style:style style:name="T13" style:family="text">
      <style:text-properties officeooo:rsid="0034ff1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6ef7c" style:font-style-asian="normal" style:font-style-complex="normal"/>
    </style:style>
    <style:style style:name="T16" style:family="text">
      <style:text-properties fo:font-style="normal" officeooo:rsid="001f5deb" style:font-style-asian="normal" style:font-style-complex="normal"/>
    </style:style>
    <style:style style:name="T17" style:family="text">
      <style:text-properties officeooo:rsid="00455fa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7db024" style:font-weight-asian="bold" style:font-weight-complex="bold"/>
    </style:style>
    <style:style style:name="T20" style:family="text">
      <style:text-properties officeooo:rsid="004edf15"/>
    </style:style>
    <style:style style:name="T21" style:family="text">
      <style:text-properties officeooo:rsid="00620279"/>
    </style:style>
    <style:style style:name="T22" style:family="text">
      <style:text-properties officeooo:rsid="00647d46"/>
    </style:style>
    <style:style style:name="T23" style:family="text">
      <style:text-properties style:font-name-asian="Liberation Mono1"/>
    </style:style>
    <style:style style:name="T24" style:family="text">
      <style:text-properties officeooo:rsid="007340d6"/>
    </style:style>
    <style:style style:name="T25" style:family="text">
      <style:text-properties officeooo:rsid="0079cf45"/>
    </style:style>
    <style:style style:name="T26" style:family="text">
      <style:text-properties style:font-name="Liberation Sans" fo:font-size="12pt" style:font-size-asian="12pt" style:font-name-complex="Liberation Sans1" style:font-size-complex="12pt"/>
    </style:style>
    <style:style style:name="T27" style:family="text">
      <style:text-properties style:font-name="Liberation Sans" fo:font-size="12pt" style:font-size-asian="12pt" style:font-size-complex="12pt"/>
    </style:style>
    <style:style style:name="T28" style:family="text">
      <style:text-properties style:font-name="Liberation Sans" fo:font-size="12pt" fo:font-weight="normal" officeooo:rsid="007340d6" style:font-size-asian="12pt" style:font-weight-asian="normal" style:font-name-complex="Liberation Sans1" style:font-size-complex="12pt" style:font-weight-complex="normal"/>
    </style:style>
    <style:style style:name="T29" style:family="text">
      <style:text-properties style:font-name="Liberation Sans" fo:font-size="12pt" fo:font-weight="normal" officeooo:rsid="0075308f" style:font-size-asian="12pt" style:font-weight-asian="normal" style:font-name-complex="Liberation Sans1" style:font-size-complex="12pt" style:font-weight-complex="normal"/>
    </style:style>
    <style:style style:name="T30" style:family="text">
      <style:text-properties style:font-name="Liberation Sans" fo:font-size="12pt" fo:font-weight="normal" officeooo:rsid="00735a0a" style:font-size-asian="12pt" style:font-weight-asian="normal" style:font-name-complex="Liberation Sans1" style:font-size-complex="12pt" style:font-weight-complex="normal"/>
    </style:style>
    <style:style style:name="T31" style:family="text">
      <style:text-properties style:font-name="Liberation Sans" fo:font-size="12pt" fo:font-weight="normal" officeooo:rsid="007789db" style:font-size-asian="12pt" style:font-weight-asian="normal" style:font-name-complex="Liberation Sans1" style:font-size-complex="12pt" style:font-weight-complex="normal"/>
    </style:style>
    <style:style style:name="T32" style:family="text">
      <style:text-properties style:font-name="Liberation Sans" style:font-name-complex="Liberation Sans1"/>
    </style:style>
    <style:style style:name="T33" style:family="text">
      <style:text-properties officeooo:rsid="007a033c"/>
    </style:style>
    <style:style style:name="T34" style:family="text">
      <style:text-properties officeooo:rsid="008469b8"/>
    </style:style>
    <style:style style:name="T35" style:family="text">
      <style:text-properties officeooo:rsid="008a966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58">TIPS</text:p>
      <text:p text:style-name="P42"/>
      <text:p text:style-name="P68">Terminal</text:p>
      <text:p text:style-name="P63"/>
      <text:p text:style-name="P63">OTG</text:p>
      <text:p text:style-name="P67"><text:tab/>sudo screen /dev/ttyUSB0 115200</text:p>
      <text:p text:style-name="P71"><text:span text:style-name="Source_20_Text"><text:span text:style-name="T28"/></text:span></text:p>
      <text:p text:style-name="P78"><text:span text:style-name="Source_20_Text"><text:span text:style-name="T26"><text:tab/>ssh-keygen -f "/home/steckler/.ssh/known_hosts" -R "192.168.2.1"</text:span></text:span></text:p>
      <text:p text:style-name="P78"><text:span text:style-name="Source_20_Text"><text:span text:style-name="T28"><text:tab/>ssh </text:span></text:span><text:a xlink:type="simple" xlink:href="mailto:root@192.168.2.1" text:style-name="Internet_20_link" text:visited-style-name="Visited_20_Internet_20_Link"><text:span text:style-name="Source_20_Text"><text:span text:style-name="T28">root@192.168.2.1</text:span></text:span></text:a></text:p>
      <text:p text:style-name="P78"><text:span text:style-name="Source_20_Text"><text:span text:style-name="T28"><text:s/><text:tab/></text:span></text:span><text:span text:style-name="Source_20_Text"><text:span text:style-name="T29">r</text:span></text:span><text:span text:style-name="T30">oot</text:span></text:p>
      <text:p text:style-name="P64"><text:tab/>analog</text:p>
      <text:p text:style-name="P65"/>
      <text:p text:style-name="P65">UART</text:p>
      <text:p text:style-name="P65"><text:tab/><text:span text:style-name="T24">sudo screen /dev/ttyUSB0 115200</text:span></text:p>
      <text:p text:style-name="P65"><text:tab/>ENTER</text:p>
      <text:p text:style-name="P65"><text:tab/>root</text:p>
      <text:p text:style-name="P65"><text:tab/>analog</text:p>
      <text:p text:style-name="P65"/>
      <text:p text:style-name="P65"/>
      <text:p text:style-name="P65"/>
      <text:p text:style-name="P69">Cargar imagen <text:span text:style-name="T33">DFU (Variantes) recuperacion</text:span></text:p>
      <text:p text:style-name="P66"><text:span text:style-name="Source_20_Text"><text:span text:style-name="T32"/></text:span></text:p>
      <text:p text:style-name="P51"><text:span text:style-name="Source_20_Text"><text:span text:style-name="T31"><text:tab/>sudo dfu-util -a firmware.dfu -D pluto.dfu -Rdfu-util -l</text:span></text:span></text:p>
      <text:p text:style-name="P51"><text:span text:style-name="Source_20_Text"><text:span text:style-name="T27"><text:tab/></text:span></text:span></text:p>
      <text:p text:style-name="P74"><text:span text:style-name="Source_20_Text"><text:span text:style-name="T27"><text:tab/>sudo dfu-util -a firmware.dfu -D pluto.dfu -R</text:span></text:span></text:p>
      <text:p text:style-name="P75"><text:tab/>sudo dfu-util -a boot.dfu -D boot.dfu</text:p>
      <text:p text:style-name="P75"/>
      <text:p text:style-name="P70"><text:span text:style-name="T19">Arrancar del </text:span><text:span text:style-name="T18"><text:s/>uboot</text:span></text:p>
      <text:p text:style-name="P70"><text:tab/>fw_setenv silent 0</text:p>
      <text:p text:style-name="P70"><text:tab/>fw_setenv bootdelay 5</text:p>
      <text:p text:style-name="P70"><text:tab/>devmem 0xF8000258 32 0</text:p>
      <text:p text:style-name="P70"><text:tab/>reboot</text:p>
      <text:p text:style-name="P76"/>
      <text:p text:style-name="P62"><text:span text:style-name="Source_20_Text"><text:span text:style-name="T26"/></text:span></text:p>
      <text:p text:style-name="P65"/>
      <text:p text:style-name="P65"/>
      <text:p text:style-name="P61"/>
      <text:p text:style-name="P60"/>
      <text:p text:style-name="P60"/>
      <text:p text:style-name="P60"/>
      <text:p text:style-name="P55"/>
      <text:p text:style-name="P55"/>
      <text:p text:style-name="P55"/>
      <text:p text:style-name="P54"><text:soft-page-break/>Compilar repositorio pluto</text:p>
      <text:p text:style-name="P1"/>
      <text:p text:style-name="P1"/>
      <text:p text:style-name="P47">Descarga el repositorio:</text:p>
      <text:p text:style-name="P47"/>
      <text:p text:style-name="P47">Crea carpeta donde se descargara el repositorio.</text:p>
      <text:p text:style-name="P1"/>
      <text:p text:style-name="P1">git clone --branch v0.34 --recursive https://github.com/analogdevicesinc/plutosdr-fw.git pluto-0.34</text:p>
      <text:p text:style-name="P2">cd plutosdr-fw</text:p>
      <text:p text:style-name="P46">cd hdl/projects/pluto/</text:p>
      <text:p text:style-name="P46"/>
      <text:p text:style-name="P48">variables de entorno</text:p>
      <text:p text:style-name="P4"/>
      <text:p text:style-name="P11">source /media/steckler/xilinx_linux/vivado_2019.1/Vivado/2019.1/settings64.sh</text:p>
      <text:p text:style-name="P11">source /media/steckler/xilinx_linux/vivado_2019.1/SDK/2019.1/settings64.sh</text:p>
      <text:p text:style-name="P45">make</text:p>
      <text:p text:style-name="P3"/>
      <text:p text:style-name="P12">Abre vivado 2019.1</text:p>
      <text:p text:style-name="P12"/>
      <text:p text:style-name="P17"><text:span text:style-name="T2">C</text:span>arga el proyecto pluto.xpr</text:p>
      <text:p text:style-name="P18">Abre el Block design y modifica lo que quieras.</text:p>
      <text:p text:style-name="P19">Genera los productos y luego el bitstream y crea el .hdf</text:p>
      <text:p text:style-name="P19">Export → Export Hardware + Bitstream </text:p>
      <text:p text:style-name="P19"/>
      <text:p text:style-name="P13">Modificar pluto.mk</text:p>
      <text:p text:style-name="P18"><text:s/></text:p>
      <text:p text:style-name="P20">ir a la carpeta <text:span text:style-name="T1">plutosdr-fw </text:span>luego </text:p>
      <text:p text:style-name="P20"/>
      <text:p text:style-name="P40">plutosdr-fw/scripts→ pluto.mk</text:p>
      <text:p text:style-name="P20"/>
      <text:p text:style-name="P21"><text:span text:style-name="T25">coloca # a essa linea:</text:span> </text:p>
      <text:p text:style-name="P49"><text:span text:style-name="T3">HDF_URL:=</text:span><text:a xlink:type="simple" xlink:href="http://github.com/analogdevicesinc/plutosdr-fw/releases/download/$" text:style-name="Internet_20_link" text:visited-style-name="Visited_20_Internet_20_Link"><text:span text:style-name="Internet_20_link"><text:span text:style-name="T3">http://github.com/analogdevicesinc/plutosdr-fw/releases/download/$</text:span></text:span></text:a><text:span text:style-name="T3">{LATEST_TAG}/system_top.hdf</text:span></text:p>
      <text:p text:style-name="P21"/>
      <text:p text:style-name="P21">incluye</text:p>
      <text:p text:style-name="P21">HDF_FILE := /media/steckler/xilinx2/pluto_v0.34/plutosdr-fw/hdl/projects/pluto/pluto.sdk/system_top.hdf</text:p>
      <text:p text:style-name="P17"/>
      <text:p text:style-name="P22">guardar</text:p>
      <text:p text:style-name="P22"/>
      <text:p text:style-name="P22">ir a:</text:p>
      <text:p text:style-name="P24">cd plutosdr-fw</text:p>
      <text:p text:style-name="P22"/>
      <text:p text:style-name="P25">make</text:p>
      <text:p text:style-name="P25"/>
      <text:p text:style-name="P25">cd build</text:p>
      <text:p text:style-name="P25"/>
      <text:p text:style-name="P25"><text:span text:style-name="T35">T</text:span>ienes pluto.frm para copiarlo a pluto.</text:p>
      <text:p text:style-name="P41">Copia y desmonta espera a que se monte automaticamente y listo.</text:p>
      <text:p text:style-name="P25"/>
      <text:p text:style-name="P25"/>
      <text:p text:style-name="P25"/>
      <text:p text:style-name="P25"><text:soft-page-break/></text:p>
      <text:p text:style-name="P56">Modificar el Device Tree de Linux</text:p>
      <text:p text:style-name="P14"/>
      <text:p text:style-name="P14"/>
      <text:p text:style-name="P14"/>
      <text:list xml:id="list2186514630" text:style-name="L1">
        <text:list-item>
          <text:p text:style-name="P89"><text:span text:style-name="T6">I</text:span><text:span text:style-name="T5">r a </text:span><text:span text:style-name="T10">cd /linux/arch/arm/boot/dts</text:span><text:span text:style-name="T5"> y buscar <text:s/>zynq-pluto-sdr.dtsi abrir y editarlo, alli coloca los nodos <text:s/>que quieras ver em linux ejemplo: </text:span></text:p>
        </text:list-item>
      </text:list>
      <text:p text:style-name="P26"/>
      <text:p text:style-name="P26"><text:s text:c="12"/>Previamente incluído em el Block design em vivado agrega em <text:s/>zynq-pluto-sdr.dtsi:</text:p>
      <text:p text:style-name="P26"/>
      <text:p text:style-name="P5"><text:tab/><text:tab/>gpio@41200000 {</text:p>
      <text:p text:style-name="P5"><text:tab/><text:tab/><text:tab/>compatible = "xlnx,axi-gpio-2.0", "xlnx,xps-gpio-1.00.a";</text:p>
      <text:p text:style-name="P5"><text:tab/><text:tab/><text:tab/>reg = &lt;0x41200000 0x10000&gt;;</text:p>
      <text:p text:style-name="P5"><text:tab/><text:tab/><text:tab/>gpio-controller;</text:p>
      <text:p text:style-name="P5"><text:tab/><text:tab/><text:tab/>#gpio-cells = &lt;2&gt;;</text:p>
      <text:p text:style-name="P5"/>
      <text:p text:style-name="P5"><text:tab/><text:tab/><text:tab/>label = "axi_gpio_0";</text:p>
      <text:p text:style-name="P5"><text:tab/><text:tab/><text:tab/>status = "okay";</text:p>
      <text:p text:style-name="P5"/>
      <text:p text:style-name="P5"><text:tab/><text:tab/><text:tab/>xlnx,is-dual = &lt;0&gt;;</text:p>
      <text:p text:style-name="P5"><text:tab/><text:tab/><text:tab/>xlnx,all-inputs = &lt;1&gt;;</text:p>
      <text:p text:style-name="P5"><text:tab/><text:tab/><text:tab/>xlnx,all-outputs = &lt;0&gt;;</text:p>
      <text:p text:style-name="P5"><text:tab/><text:tab/><text:tab/>xlnx,dout-default = &lt;0&gt;;</text:p>
      <text:p text:style-name="P5"><text:tab/><text:tab/>};</text:p>
      <text:p text:style-name="P26"/>
      <text:p text:style-name="P27"><text:s text:c="12"/>Guarda.</text:p>
      <text:p text:style-name="P27"/>
      <text:p text:style-name="P50"><text:span text:style-name="T4">2) <text:s/>Ir al menu de linux</text:span><text:span text:style-name="T8">(Kernel):</text:span><text:span text:style-name="T4"> <text:s/></text:span><text:span text:style-name="T9">cd linux/arch/arm/configs/zynq_pluto_defconfig</text:span><text:span text:style-name="T4"> agregar </text:span><text:span text:style-name="T7">librerias xilinx por ejemplo:</text:span></text:p>
      <text:p text:style-name="P28"/>
      <text:p text:style-name="P28">q</text:p>
      <text:p text:style-name="P6">CONFIG_GPIOLIB=y</text:p>
      <text:p text:style-name="P6">CONFIG_GPIO_SYSFS=y</text:p>
      <text:p text:style-name="P6">CONFIG_GPIO_ZYNQ=y</text:p>
      <text:p text:style-name="P6">CONFIG_GPIO_XILINX=y</text:p>
      <text:p text:style-name="P6"/>
      <text:p text:style-name="P7">3) Ir al menu de Buildroot<text:span text:style-name="T13">(rootfs)</text:span>: <text:span text:style-name="T12">cd </text:span><text:span text:style-name="T11">buildroot/configs/zynq_pluto_defconfig </text:span><text:span text:style-name="T15">y agrega librerias como por ejemplo:</text:span></text:p>
      <text:p text:style-name="P43"/>
      <text:p text:style-name="P8">BR2_PACKAGE_LIBINI=y</text:p>
      <text:p text:style-name="P8">BR2_PACKAGE_LIBGPIOD=y</text:p>
      <text:p text:style-name="P8">BR2_PACKAGE_LIBGPIOD_TOOLS=y</text:p>
      <text:p text:style-name="P43"/>
      <text:p text:style-name="P9"><text:span text:style-name="T15">i</text:span><text:span text:style-name="T14">r a </text:span><text:span text:style-name="T16">cd plutosdr-fw</text:span></text:p>
      <text:p text:style-name="P43"/>
      <text:p text:style-name="P10"/>
      <text:p text:style-name="P10"><text:span text:style-name="T18">make</text:span>→ generara todo hasta el pluto.frm</text:p>
      <text:p text:style-name="P10"/>
      <text:p text:style-name="P10"/>
      <text:p text:style-name="P15">7. copy into pluto.</text:p>
      <text:p text:style-name="P10"/>
      <text:p text:style-name="P10">finally go to build folder→ copy pluto.frm into pluto→ extract and finish.</text:p>
      <text:p text:style-name="P10"><text:soft-page-break/></text:p>
      <text:p text:style-name="P44"/>
      <text:p text:style-name="P59">Modificar roofs</text:p>
      <text:p text:style-name="P6"/>
      <text:p text:style-name="P30">cd buildroot</text:p>
      <text:p text:style-name="P30"/>
      <text:p text:style-name="P30">make zynq_pluto_defconfig</text:p>
      <text:p text:style-name="P30"/>
      <text:p text:style-name="P30">make menuconfig</text:p>
      <text:p text:style-name="P30"/>
      <text:p text:style-name="P30">modificar agregar lo que se desea→ save→ exit</text:p>
      <text:p text:style-name="P30"/>
      <text:p text:style-name="P30">export BR2_DEFCONFIG=$(pwd)/output/.config</text:p>
      <text:p text:style-name="P30"/>
      <text:p text:style-name="P30">make savedefconfig BR2_DEFCONFIG=<text:span text:style-name="T17">custom_</text:span>defconfig</text:p>
      <text:p text:style-name="P30"/>
      <text:p text:style-name="P31">copia ese <text:span text:style-name="T17">custom_</text:span>defconfig que es custom co<text:span text:style-name="T17">n</text:span> lo que agregastes al →<text:span text:style-name="T17"> </text:span></text:p>
      <text:p text:style-name="P30"/>
      <text:p text:style-name="P30">cd buildroot/configs aqui</text:p>
      <text:p text:style-name="P16"/>
      <text:p text:style-name="P16">make</text:p>
      <text:p text:style-name="P30"/>
      <text:p text:style-name="P32">carga el rootfs em un pendrive com ext2 <text:span text:style-name="T34">sin </text:span></text:p>
      <text:p text:style-name="P32"/>
      <text:p text:style-name="P32"/>
      <text:p text:style-name="P32"/>
      <text:p text:style-name="P52">sudo cp /media/steckler/xilinx_linux/SDR_custom/SDR/Software/plutosdr-fw/buildroot/output/images/rootfs.tar \</text:p>
      <text:p text:style-name="P52">/media/steckler/PLUTO_EXT/</text:p>
      <text:p text:style-name="P32"/>
      <text:p text:style-name="P33">cd /media/steckler/PLUTO_EXT</text:p>
      <text:p text:style-name="P33"/>
      <text:p text:style-name="P33">sudo tar -xvf rootfs.tar</text:p>
      <text:p text:style-name="P32"/>
      <text:p text:style-name="P34">listo el pendrive esta listo <text:span text:style-name="T20">para enchufar em el OTG de pluto</text:span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57">Uso del Pendrive com pluto</text:p>
      <text:p text:style-name="P36"/>
      <text:p text:style-name="P36"/>
      <text:p text:style-name="P37">1. <text:span text:style-name="T21">C</text:span>onecto el pendrive preparado em el Puerto USB OTG el del medio.</text:p>
      <text:p text:style-name="P37">2. <text:span text:style-name="T22">Conecto el cable em el puerto que queda el cual no es OTG es UART.</text:span></text:p>
      <text:p text:style-name="P38">3.</text:p>
      <text:p text:style-name="P38"/>
      <text:p text:style-name="P38"><text:tab/>pluto login: root </text:p>
      <text:p text:style-name="P38">Password: analog</text:p>
      <text:p text:style-name="P38">Welcome to:</text:p>
      <text:p text:style-name="P38">______ _ <text:s text:c="6"/>_ <text:s text:c="7"/>_________________</text:p>
      <text:p text:style-name="P38">| ___ \ | <text:s text:c="4"/>| | <text:s text:c="5"/>/ <text:s/>___| <text:s/>_ <text:s/>\ ___ \</text:p>
      <text:p text:style-name="P38">| |_/ / |_ <text:s text:c="2"/>_| |_ ___ \ `--.| | | | |_/ /</text:p>
      <text:p text:style-name="P38">| <text:s/>__/| | | | | __/ _ \ `--. \ | | | <text:s text:c="3"/>/</text:p>
      <text:p text:style-name="P38">| | <text:s text:c="2"/>| | |_| | || (_) /\__/ / |/ /| |\ \</text:p>
      <text:p text:style-name="P38">\_| <text:s text:c="2"/>|_|\__,_|\__\___/\____/|___/ \_| \_|</text:p>
      <text:p text:style-name="P38"/>
      <text:p text:style-name="P38">v0.34-dirty</text:p>
      <text:p text:style-name="P38">https://wiki.analog.com/university/tools/pluto</text:p>
      <text:p text:style-name="P38">#</text:p>
      <text:p text:style-name="P38"/>
      <text:p text:style-name="P38">alli queda listo em bash de pluto com el pendrive y el rootfs cargado.</text:p>
      <text:p text:style-name="P38"/>
      <text:p text:style-name="P39">Ver que esta montado:</text:p>
      <text:p text:style-name="P39"><text:s/>ls /dev/sd*</text:p>
      <text:p text:style-name="P39"/>
      <text:h text:style-name="P84" text:outline-level="1">1. Ver la estructura principal del sistema (rootfs)</text:h>
      <text:p text:style-name="P72"><text:span text:style-name="Source_20_Text">ls -l /</text:span></text:p>
      <text:p text:style-name="P39"/>
      <text:p text:style-name="P39"/>
      <text:h text:style-name="P85" text:outline-level="1">Si quieres, analizamos ahora mismo tu rootfs</text:h>
      <text:p text:style-name="Text_20_body">Por favor envía:</text:p>
      <text:p text:style-name="P86"><text:span text:style-name="Source_20_Text">ls /bin</text:span></text:p>
      <text:p text:style-name="P86"><text:span text:style-name="Source_20_Text">ls /usr/bin</text:span></text:p>
      <text:p text:style-name="P72"><text:span text:style-name="Source_20_Text">busybox</text:span></text:p>
      <text:p text:style-name="P38"/>
      <text:p text:style-name="P35"/>
      <text:p text:style-name="P35"/>
      <text:p text:style-name="P35"/>
      <text:p text:style-name="P35"/>
      <text:p text:style-name="P35"/>
      <text:p text:style-name="P34"/>
      <text:p text:style-name="P34"/>
      <text:p text:style-name="P34"/>
      <text:p text:style-name="P34"><text:soft-page-break/></text:p>
      <text:p text:style-name="P32"/>
      <text:p text:style-name="P32"/>
      <text:p text:style-name="P90"/>
      <text:p text:style-name="P91">Actualizacion de github</text:p>
      <text:p text:style-name="P30"/>
      <text:p text:style-name="P30"/>
      <text:p text:style-name="P30"/>
      <text:p text:style-name="P90"/>
      <text:p text:style-name="P28"/>
      <text:p text:style-name="P29"/>
      <text:p text:style-name="P29"/>
      <text:p text:style-name="P29"/>
      <text:p text:style-name="P29"/>
      <text:p text:style-name="P27"/>
      <text:p text:style-name="P27"/>
      <text:h text:style-name="P94" text:outline-level="2">Cargar firmware a la RAM</text:h>
      <text:p text:style-name="P79"/>
      <text:p text:style-name="P79"/>
      <text:list xml:id="list929663841" text:style-name="WW8Num2">
        <text:list-item>
          <text:p text:style-name="P92"><text:span text:style-name="Strong_20_Emphasis">Forzar que Vivado regenere TODO el HDL del Pluto</text:span><text:line-break/>En tu PC:</text:p>
        </text:list-item>
      </text:list>
      <text:p text:style-name="P81"><text:span text:style-name="Source_20_Text">cd /media/steckler/xilinx2/pluto_v0.34/plutosdr-fw</text:span></text:p>
      <text:p text:style-name="P81"><text:span text:style-name="Source_20_Text">make -C hdl/projects/pluto clean</text:span></text:p>
      <text:p text:style-name="P82"><text:span text:style-name="Source_20_Text">make -C hdl/projects/pluto</text:span></text:p>
      <text:p text:style-name="P80">Esto obliga a usar el <text:span text:style-name="Source_20_Text">system_bd.tcl</text:span> actual (donde pusiste el <text:span text:style-name="Source_20_Text">axi_gpio</text:span> y el <text:span text:style-name="Source_20_Text">axi_timer</text:span>) y volver a sintetizar/implementar.</text:p>
      <text:list xml:id="list161055266250004" text:continue-numbering="true" text:style-name="WW8Num2">
        <text:list-item>
          <text:p text:style-name="P92"><text:span text:style-name="Strong_20_Emphasis">Confirmar que el bit que sale es nuevo</text:span><text:line-break/>Mira la fecha:</text:p>
        </text:list-item>
      </text:list>
      <text:p text:style-name="P81"><text:span text:style-name="Source_20_Text">ls -lh hdl/projects/pluto/pluto.runs/impl_1/system_top.bit \</text:span></text:p>
      <text:p text:style-name="P82"><text:span text:style-name="Source_20_Text"><text:span text:style-name="T23"><text:s text:c="7"/></text:span></text:span><text:span text:style-name="Source_20_Text">hdl/projects/pluto/pluto.runs/impl_1/system_top.bit.bin</text:span></text:p>
      <text:p text:style-name="P80">Fíjate que la hora sea la de <text:span text:style-name="Emphasis">ahora</text:span>, no la de hace 1h.</text:p>
      <text:list xml:id="list161057032982633" text:continue-numbering="true" text:style-name="WW8Num2">
        <text:list-item>
          <text:p text:style-name="P92"><text:span text:style-name="Strong_20_Emphasis">Volver a convertir (por si acaso) con bootgen</text:span></text:p>
        </text:list-item>
      </text:list>
      <text:p text:style-name="P81"><text:span text:style-name="Source_20_Text">cd hdl/projects/pluto/pluto.runs/impl_1</text:span></text:p>
      <text:p text:style-name="P87"/>
      <text:p text:style-name="P87"><text:span text:style-name="Source_20_Text"><text:span text:style-name="T23"><text:s text:c="6"/></text:span></text:span><text:span text:style-name="Source_20_Text">nano bit2bin.bif</text:span></text:p>
      <text:p text:style-name="P87"><text:span text:style-name="Source_20_Text"><text:tab/>all:</text:span></text:p>
      <text:p text:style-name="P87"><text:span text:style-name="Source_20_Text"><text:tab/>{</text:span></text:p>
      <text:p text:style-name="P87"><text:span text:style-name="Source_20_Text"><text:span text:style-name="T23"><text:s text:c="2"/></text:span></text:span><text:span text:style-name="Source_20_Text"><text:tab/> <text:s/>system_top.bit</text:span></text:p>
      <text:p text:style-name="P87"><text:span text:style-name="Source_20_Text"><text:tab/>}</text:span></text:p>
      <text:p text:style-name="P87"><text:span text:style-name="Source_20_Text"><text:tab/>ctrl-o</text:span></text:p>
      <text:p text:style-name="P87"><text:span text:style-name="Source_20_Text"><text:tab/>enter</text:span></text:p>
      <text:p text:style-name="P87"><text:span text:style-name="Source_20_Text"><text:tab/>ctrl-x</text:span></text:p>
      <text:p text:style-name="P82"><text:span text:style-name="Source_20_Text">bootgen -arch zynq -image bit2bin.bif -process_bitstream bin -w -o i system_top.bit.bin</text:span></text:p>
      <text:list xml:id="list161055732324864" text:continue-numbering="true" text:style-name="WW8Num2">
        <text:list-item>
          <text:p text:style-name="P92"><text:span text:style-name="Strong_20_Emphasis">Subirlo otra vez al Pluto</text:span></text:p>
        </text:list-item>
      </text:list>
      <text:p text:style-name="P81"><text:span text:style-name="Source_20_Text">cd hdl/projects/pluto/pluto.runs/impl_1</text:span></text:p>
      <text:p text:style-name="P82"><text:span text:style-name="Source_20_Text">scp system_top.bit.bin root@192.168.2.1:/lib/firmware/</text:span></text:p>
      <text:list xml:id="list161056101248792" text:continue-numbering="true" text:style-name="WW8Num2">
        <text:list-item>
          <text:p text:style-name="P92"><text:span text:style-name="Strong_20_Emphasis">Cargarlo por la ruta buena (la que ya vimos que funciona):</text:span></text:p>
        </text:list-item>
      </text:list>
      <text:p text:style-name="P81"><text:span text:style-name="Source_20_Text">ssh root@192.168.2.1</text:span></text:p>
      <text:p text:style-name="P81"><text:span text:style-name="Source_20_Text">echo system_top.bit.bin &gt; /sys/class/fpga_manager/fpga0/firmware</text:span></text:p>
      <text:p text:style-name="P82"><text:span text:style-name="Source_20_Text">dmesg | tail -n 30</text:span></text:p>
      <text:list xml:id="list161056288831843" text:continue-numbering="true" text:style-name="WW8Num2">
        <text:list-item>
          <text:p text:style-name="P92"><text:span text:style-name="Strong_20_Emphasis">Probar acceso:</text:span></text:p>
        </text:list-item>
      </text:list>
      <text:p text:style-name="P81"><text:span text:style-name="Source_20_Text">cat /proc/iomem | grep 4120</text:span></text:p>
      <text:p text:style-name="P82"><text:span text:style-name="Source_20_Text">devmem 0x41200000 32</text:span></text:p>
      <text:p text:style-name="P77">Si <text:span text:style-name="Strong_20_Emphasis">después de recompilar Vivado</text:span> y volver a cargar <text:span text:style-name="Strong_20_Emphasis">desaparece</text:span> el “external abort” y ya puedes hacer <text:span text:style-name="Source_20_Text">devmem</text:span>, listo ✅: DT y PL vuelven a estar sincronizados.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h text:style-name="P93" text:outline-level="2">SECUENCIA DE PASOS QUE FUNCIONÓ (RESUMIDA)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83">Paso</text:p>
            </table:table-cell>
            <table:table-cell table:style-name="Tabla1.A1" office:value-type="string">
              <text:p text:style-name="P83">Comando</text:p>
            </table:table-cell>
            <table:table-cell table:style-name="Tabla1.A1" office:value-type="string">
              <text:p text:style-name="P83">Descripción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88">1️⃣</text:p>
          </table:table-cell>
          <table:table-cell table:style-name="Tabla1.A1" office:value-type="string">
            <text:p text:style-name="P88">Compilar bitstream en Vivado</text:p>
          </table:table-cell>
          <table:table-cell table:style-name="Tabla1.A1" office:value-type="string">
            <text:p text:style-name="P88"><text:span text:style-name="Source_20_Text">system_top.bit.bin</text:span> generado en tu PC (<text:span text:style-name="Source_20_Text">hdl/projects/pluto/.../impl_1/</text:span>)</text:p>
          </table:table-cell>
        </table:table-row>
        <table:table-row table:style-name="Tabla1.1">
          <table:table-cell table:style-name="Tabla1.A1" office:value-type="string">
            <text:p text:style-name="P88">2️⃣</text:p>
          </table:table-cell>
          <table:table-cell table:style-name="Tabla1.A1" office:value-type="string">
            <text:p text:style-name="P88">Copiar bitstream al Pluto</text:p>
          </table:table-cell>
          <table:table-cell table:style-name="Tabla1.A1" office:value-type="string">
            <text:p text:style-name="P88"><text:span text:style-name="Source_20_Text">scp system_top.bit.bin root@192.168.2.1:/lib/firmware/</text:span></text:p>
          </table:table-cell>
        </table:table-row>
        <table:table-row table:style-name="Tabla1.1">
          <table:table-cell table:style-name="Tabla1.A1" office:value-type="string">
            <text:p text:style-name="P88">3️⃣</text:p>
          </table:table-cell>
          <table:table-cell table:style-name="Tabla1.A1" office:value-type="string">
            <text:p text:style-name="P88">Verificar que existe</text:p>
          </table:table-cell>
          <table:table-cell table:style-name="Tabla1.A1" office:value-type="string">
            <text:p text:style-name="P88"><text:span text:style-name="Source_20_Text">ls -lh /lib/firmware/system_top.bit.bin</text:span></text:p>
          </table:table-cell>
        </table:table-row>
        <table:table-row table:style-name="Tabla1.1">
          <table:table-cell table:style-name="Tabla1.A1" office:value-type="string">
            <text:p text:style-name="P88">4️⃣</text:p>
          </table:table-cell>
          <table:table-cell table:style-name="Tabla1.A1" office:value-type="string">
            <text:p text:style-name="P88">Cargar manualmente el bitstream</text:p>
          </table:table-cell>
          <table:table-cell table:style-name="Tabla1.A1" office:value-type="string">
            <text:p text:style-name="P88"><text:span text:style-name="Source_20_Text">echo system_top.bit.bin &gt; /sys/class/fpga_manager/fpga0/firmware</text:span></text:p>
          </table:table-cell>
        </table:table-row>
        <table:table-row table:style-name="Tabla1.1">
          <table:table-cell table:style-name="Tabla1.A1" office:value-type="string">
            <text:p text:style-name="P88">5️⃣</text:p>
          </table:table-cell>
          <table:table-cell table:style-name="Tabla1.A1" office:value-type="string">
            <text:p text:style-name="P88">Confirmar estado</text:p>
          </table:table-cell>
          <table:table-cell table:style-name="Tabla1.A1" office:value-type="string">
            <text:p text:style-name="P88"><text:span text:style-name="Source_20_Text">cat /sys/class/fpga_manager/fpga0/state → operating</text:span></text:p>
          </table:table-cell>
        </table:table-row>
        <table:table-row table:style-name="Tabla1.1">
          <table:table-cell table:style-name="Tabla1.A1" office:value-type="string">
            <text:p text:style-name="P88">6️⃣</text:p>
          </table:table-cell>
          <table:table-cell table:style-name="Tabla1.A1" office:value-type="string">
            <text:p text:style-name="P88">Probar IPs AXI</text:p>
          </table:table-cell>
          <table:table-cell table:style-name="Tabla1.A1" office:value-type="string">
            <text:p text:style-name="P88"><text:span text:style-name="Source_20_Text">devmem 0x41200000 32</text:span> (y <text:span text:style-name="Source_20_Text">devmem 0x42800000 32</text:span>)</text:p>
          </table:table-cell>
        </table:table-row>
      </table:table>
      <text:p text:style-name="P53"/>
      <text:h text:style-name="P95" text:outline-level="3">Comprobar antes de flashear (RAM boot)</text:h>
      <text:p text:style-name="P77">Antes de escribir a flash, puedes probar con <text:span text:style-name="Source_20_Text">pluto.dfu</text:span> en RAM:<text:a xlink:type="simple" xlink:href="https://wiki.analog.com/university/tools/pluto/building_the_image" office:target-frame-name="_blank" xlink:show="new" text:style-name="Internet_20_link" text:visited-style-name="Visited_20_Internet_20_Link"><text:span text:style-name="Internet_20_link">wiki.analog.com</text:span></text:a></text:p>
      <text:p text:style-name="P87"><text:span text:style-name="Source_20_Text"># Desde la raíz de plutosdr-fw</text:span></text:p>
      <text:p text:style-name="P87"><text:span text:style-name="Source_20_Text">sudo ../plutosdr_scripts/pluto_ramboot</text:span></text:p>
      <text:p text:style-name="P73"><text:span text:style-name="Source_20_Text"># Este script usa build/pluto.dfu y arranca el Pluto con esa imagen en RAM</text:span></text:p>
      <text:p text:style-name="P77">Si en ese arranque RAM ves tus AXI GPIO / IP nuevos (por /sys/bus/platform/devices, iio_info, etc.), ya sabes que el <text:span text:style-name="Source_20_Text">pluto.frm</text:span> que acompaña ese build está bien.</text:p>
      <text:p text:style-name="P53"/>
      <text:p text:style-name="P53"/>
      <text:p text:style-name="P53">Ojo cuando se apaga y enciende carga el que esta em la flash el original qe no tengo mais axi nuevos:</text:p>
      <text:p text:style-name="P23"/>
      <text:p text:style-name="P2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, 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size-asian="18pt" style:font-weight-asian="bold" style:font-name-complex="Lohit Devanagari2" style:font-family-complex="'Lohit Devanagari'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1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size-asian="14pt" style:font-weight-asian="bold" style:font-name-complex="Lohit Devanagari2" style:font-family-complex="'Lohit Devanagari'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0T20:17:16.148267989</meta:creation-date>
    <meta:generator>LibreOffice/6.0.7.3$Linux_X86_64 LibreOffice_project/00m0$Build-3</meta:generator>
    <dc:date>2025-12-26T15:17:24.288785769</dc:date>
    <meta:editing-duration>PT22H53M16S</meta:editing-duration>
    <meta:editing-cycles>77</meta:editing-cycles>
    <meta:document-statistic meta:table-count="1" meta:image-count="0" meta:object-count="0" meta:page-count="8" meta:paragraph-count="187" meta:word-count="864" meta:character-count="6335" meta:non-whitespace-character-count="5516"/>
  </office:meta>
</office:document-meta>
</file>